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list-style-name="L2">
      <style:paragraph-properties fo:margin-top="0cm" fo:margin-bottom="0cm" style:contextual-spacing="false"/>
    </style:style>
    <style:style style:name="P3" style:family="paragraph" style:parent-style-name="Text_20_body">
      <style:paragraph-properties fo:margin-top="0cm" fo:margin-bottom="0cm" style:contextual-spacing="false" fo:line-height="138%" style:writing-mode="lr-tb"/>
      <style:text-properties fo:font-weight="normal"/>
    </style:style>
    <style:style style:name="P4" style:family="paragraph" style:parent-style-name="Text_20_body">
      <style:paragraph-properties fo:margin-top="0cm" fo:margin-bottom="0cm" style:contextual-spacing="false" fo:line-height="138%" style:writing-mode="lr-tb"/>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30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7.5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list-style-name="L2">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Text_20_body" style:list-style-name="L3">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weight="normal"/>
    </style:style>
    <style:style style:name="P15" style:family="paragraph" style:parent-style-name="Text_20_body">
      <style:paragraph-properties fo:margin-left="1.27cm" fo:margin-right="0cm" fo:margin-top="0cm" fo:margin-bottom="0cm" style:contextual-spacing="false" fo:line-height="130%" fo:text-indent="0cm" style:auto-text-indent="false"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6" style:family="paragraph" style:parent-style-name="Text_20_body">
      <style:paragraph-properties fo:margin-left="1.27cm" fo:margin-right="0cm" fo:margin-top="0cm" fo:margin-bottom="0cm" style:contextual-spacing="false" fo:line-height="130%" fo:text-indent="0cm" style:auto-text-indent="false"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style:style>
    <style:style style:name="P17" style:family="paragraph" style:parent-style-name="Text_20_body">
      <style:paragraph-properties fo:margin-left="1.27cm" fo:margin-right="0cm" fo:margin-top="0cm" fo:margin-bottom="0cm" style:contextual-spacing="false" fo:line-height="130%"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9" style:family="paragraph" style:parent-style-name="Text_20_body">
      <style:paragraph-properties fo:margin-left="1.27cm" fo:margin-right="0cm" fo:margin-top="0cm" fo:margin-bottom="0cm" style:contextual-spacing="false" fo:line-height="130%" fo:text-indent="1.27cm" style:auto-text-indent="false"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Courier New" fo:font-size="10.5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loext:char-shading-value="0"/>
    </style:style>
    <style:style style:name="T8"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bold" style:text-blinking="false" fo:background-color="transparent" loext:char-shading-value="0"/>
    </style:style>
    <style:style style:name="T10" style:family="text">
      <style:text-properties fo:font-variant="normal" fo:text-transform="none" fo:color="#222222" style:text-line-through-style="none" style:text-line-through-type="none" style:font-name="Consolas" fo:font-size="9.75pt" fo:font-style="normal" style:text-underline-style="none" style:text-blinking="false" fo:background-color="#eeeeee" loext:char-shading-value="0"/>
    </style:style>
    <style:style style:name="T11" style:family="text">
      <style:text-properties style:font-name="Arial" fo:font-size="10.5pt" fo:font-style="normal" fo:font-weight="normal"/>
    </style:style>
    <style:style style:name="T12" style:family="text">
      <style:text-properties style:font-name="Courier New" fo:font-size="10.5pt"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5d4e7c6a-a131-3552-2823-f0be8570aecf"/><text:span text:style-name="T2">22-05-15:</text:span><text:span text:style-name="T4"> </text:span><text:span text:style-name="T1">Updated wt-monitor-linux.c with code that does timing, re-compiled seafile on c158. Issues connecting to c157, sent email to Ali. Completed </text:span><text:span text:style-name="T6">maketree.py</text:span><text:span text:style-name="T1">, now generates random content of files, generates symlinks (some broken based on original code?) and correctly does depth.</text:span></text:p>
      <text:p text:style-name="Text_20_body"/>
      <text:p text:style-name="P3"><text:span text:style-name="T2">25-05-15: </text:span><text:span text:style-name="T1">Finished maketree.py script so that it takes command line arguments for values. Wrote </text:span><text:span text:style-name="T6">sync_speed_test.sh</text:span><text:span text:style-name="T4"> </text:span><text:span text:style-name="T1">to automate generating files then testing syn speeds. Installed virt-manager. Had trouble connecting to c20 in one ssh command, emailed Mike.</text:span></text:p>
      <text:p text:style-name="Text_20_body"/>
      <text:p text:style-name="P3"><text:span text:style-name="T2">28-05-15: </text:span><text:span text:style-name="T1">Set up ssh config to connect directly to c20, installed 2x ubuntu 12.04 server VM’s on c20.</text:span></text:p>
      <text:p text:style-name="Text_20_body"/>
      <text:p text:style-name="P3"><text:span text:style-name="T2">04-06-15: </text:span><text:span text:style-name="T1">Finalized seafile install scripts, installed on c20 KVMs.</text:span></text:p>
      <text:p text:style-name="Text_20_body"/>
      <text:p text:style-name="P3"><text:span text:style-name="T2">05-06-15: </text:span><text:span text:style-name="T1">Tested seafile on c20 KVMs.</text:span></text:p>
      <text:p text:style-name="Text_20_body"/>
      <text:p text:style-name="P3"><text:span text:style-name="T2">06-06-15: </text:span><text:span text:style-name="T1">Setup seafile on both c157 and c158, wrote test script.</text:span></text:p>
      <text:p text:style-name="Text_20_body"/>
      <text:p text:style-name="P3"><text:span text:style-name="T2">07-06-15: </text:span><text:span text:style-name="T1">Had issues with seaf-cli, turned out I needed to change the ccnet port to not the default</text:span></text:p>
      <text:p text:style-name="Text_20_body"/>
      <text:p text:style-name="P3"><text:span text:style-name="T2">09-06-15: </text:span><text:span text:style-name="T1">Got scripts finalized and working, did first tests.</text:span></text:p>
      <text:p text:style-name="Text_20_body"/>
      <text:p text:style-name="P3"><text:span text:style-name="T2">10-06-15: </text:span><text:span text:style-name="T1">Wrote </text:span><text:span text:style-name="T6">automated-test.sh</text:span><text:span text:style-name="T4"> </text:span><text:span text:style-name="T1">to test a range of values for file size and number. Found that I had to change ccnet port again, perhaps this should be automatically done on a regular basis?</text:span></text:p>
      <text:p text:style-name="Text_20_body"/>
      <text:p text:style-name="P3"><text:span text:style-name="T2">15-06-15: </text:span><text:span text:style-name="T1">Wrote </text:span><text:span text:style-name="T6">SF-server-build-install.sh</text:span><text:span text:style-name="T4"> </text:span><text:span text:style-name="T1">to build seafile server from source then install it. Begun testing it on c20.</text:span></text:p>
      <text:p text:style-name="Text_20_body"/>
      <text:p text:style-name="P4"><text:span text:style-name="T2">16-06-15:</text:span><text:span text:style-name="T5"> </text:span><text:span text:style-name="T3">Built new server build/install script based off </text:span><text:a xlink:type="simple" xlink:href="http://forum.doozan.com/read.php?2,21772,21772"><text:span text:style-name="T8">http://forum.doozan.com/read.php?2,21772,21772</text:span></text:a><text:span text:style-name="T5"> </text:span><text:span text:style-name="T3">which was successful. Recompiled both server and client with </text:span><text:span text:style-name="T7">usleep</text:span><text:span text:style-name="T5"> </text:span><text:span text:style-name="T3">and </text:span><text:span text:style-name="T7">g_usleep</text:span><text:span text:style-name="T5"> </text:span><text:span text:style-name="T3">replaced with </text:span><text:span text:style-name="T7">do{} while(0) </text:span><text:span text:style-name="T3">using a preprocessor macro. Syncs were quicker than before, more so with large number of files rather than large size files. Stopped seafile server from keeping old files, which was causing lag. Wrote </text:span><text:span text:style-name="T7">c157.exp</text:span><text:span text:style-name="T5"> </text:span><text:span text:style-name="T3">to restart seafile/seahub remotely from c158.</text:span></text:p>
      <text:p text:style-name="Text_20_body"/>
      <text:p text:style-name="P3"><text:span text:style-name="T2">17-06-15: </text:span><text:span text:style-name="T1">Modified </text:span><text:span text:style-name="T6">wt-monitor-linux.c</text:span><text:span text:style-name="T4"> </text:span><text:span text:style-name="T1">to write to a file whenever an inotify message is processed, found that the first inotify message is processed after a 10 second delay after the start.</text:span></text:p>
      <text:p text:style-name="Text_20_body"><text:soft-page-break/></text:p>
      <text:p text:style-name="P3"><text:span text:style-name="T2">18-06-15: </text:span><text:span text:style-name="T1">Wrote </text:span><text:span text:style-name="T6">iostat-repeat.sh</text:span><text:span text:style-name="T4"> </text:span><text:span text:style-name="T1">to repeat iostat more than once per second. Found that ~5s of the delay for starting the sync is removed if the sync is initiated on an empty folder, then seaf-cli stopped, then files added, then seaf-cli started. Wrote </text:span><text:span text:style-name="T6">sync-empty-folder.sh</text:span><text:span text:style-name="T4"> </text:span><text:span text:style-name="T1">to take advantage of this. Ran automated-test.sh in background while at SuperFish.</text:span></text:p>
      <text:p text:style-name="Text_20_body"/>
      <text:p text:style-name="P3"><text:span text:style-name="T2">22-06-15: </text:span><text:span text:style-name="T1">Running into issues syncing. Found problem was seafile daemon processes building up on c158, restarting both computers fixed this.</text:span></text:p>
      <text:p text:style-name="Text_20_body"/>
      <text:p text:style-name="P3"><text:span text:style-name="T2">23-06-15: </text:span><text:span text:style-name="T1">Performed full test with pre-syncing empty folders and running </text:span><text:span text:style-name="T6">seaf-gc.sh</text:span><text:span text:style-name="T4"> </text:span><text:span text:style-name="T1">and restarting seafile between each test, put data into spreadsheet and shared. Tested time to recognize that an already-synced library is unchanged after restarting (to indicate how long it took to set inotify watches). Changed sync-and-time.sh and automated-test.sh to use top and iotop rather than iostat. Found how to implement gprof to profile seaf-daemon’s performance.</text:span></text:p>
      <text:p text:style-name="Text_20_body"/>
      <text:p text:style-name="P3"><text:span text:style-name="T2">24-06-15: </text:span><text:span text:style-name="T1">Looked at top values for seafile sync, found much more reasonable cpu usage. Discussed how to push seafile code to Duet github repo.</text:span></text:p>
      <text:p text:style-name="Text_20_body"/>
      <text:p text:style-name="P3"><text:span text:style-name="T2">25-06-15: </text:span><text:span text:style-name="T1">Sorted out some bugs in scripts, repeated tests with top/iotop/free instead of iostat.</text:span></text:p>
      <text:p text:style-name="Text_20_body"/>
      <text:p text:style-name="P3"><text:span text:style-name="T2">30-06-15:</text:span><text:span text:style-name="T4"> </text:span><text:span text:style-name="T1">Uploaded seafile source (clean and then with modifications) to duet github. Processed data from last test and put it into spreadsheet. Begun implementing gprof for seafile on client side.</text:span></text:p>
      <text:p text:style-name="Text_20_body"/>
      <text:p text:style-name="P4"><text:span text:style-name="T2">07-07-15: </text:span><text:span text:style-name="T3">Looked into architecture of seafile. Modified ccnet_client_disconnect_daemon() in ccnet/lib/ccnet-client.c to manually trigger creation of gmon.out (</text:span><text:a xlink:type="simple" xlink:href="http://stackoverflow.com/questions/10205543/saving-gmon-out-before-killing-a-process"><text:span text:style-name="T8">http://stackoverflow.com/questions/10205543/saving-gmon-out-before-killing-a-process</text:span></text:a><text:span text:style-name="T3">) but gmon.out produced is empty. Seperately, I’m going to re-do the original tests with clearing the cache on both machines between tests.</text:span></text:p>
      <text:p text:style-name="Text_20_body"/>
      <text:p text:style-name="P3"><text:span text:style-name="T2">08-07-15:</text:span><text:span text:style-name="T4"> </text:span><text:span text:style-name="T1">Installed OProfile on both machines. Tested usage of OProfile on c158, worked as expected.</text:span></text:p>
      <text:p text:style-name="Text_20_body"/>
      <text:p text:style-name="P3"><text:span text:style-name="T2">10-07-15: </text:span><text:span text:style-name="T1">Looked into memory usage on c158. Found iotop-raw.txt and top-raw.txt were obscenely large, wrote top-iotop.sh, top-iotop-repeat.sh, and modified automated-test.sh and sync-and-time.sh to use these so now large files aren’t produced and also tests are done exactly 10x per second rather than a variable number around 7.5 due to execution time. Updated automated-test.sh and restart-seafile-server.sh to clear page cache between every test. Test ran very slowly, look into top-iotop-repeat.sh slowing down the </text:span><text:soft-page-break/><text:span text:style-name="T1">process a lot.</text:span></text:p>
      <text:p text:style-name="Text_20_body"/>
      <text:p text:style-name="P3"><text:span text:style-name="T2">13-07-15: </text:span><text:span text:style-name="T1">Finished making test scripts fully clear caches before and after each test. Re-ran test, found significantly longer sync times. Read about how to use OProfile.</text:span></text:p>
      <text:p text:style-name="Text_20_body"/>
      <text:p text:style-name="P3"><text:span text:style-name="T2">14-07-15:</text:span><text:span text:style-name="T4"> </text:span><text:span text:style-name="T1">Transferred some of latest test data to spreadsheet, found data didn’t make sense for increasing filesizes.</text:span></text:p>
      <text:p text:style-name="Text_20_body"/>
      <text:p text:style-name="P4"><text:span text:style-name="T2">15-07-15: </text:span><text:span text:style-name="T3">Found OProfile was giving accurate but not useful data as it didn’t give total time for a function including the functions called within it. Found gprof was able to work, just /usr/bin/seaf-daemon wasn’t being updated so manually replaced it. Produced only zeroes for profiling time though. </text:span><text:a xlink:type="simple" xlink:href="http://www.ibm.com/developerworks/library/l-gnuprof.html#listing6"><text:span text:style-name="T8">http://www.ibm.com/developerworks/library/l-gnuprof.html#listing6</text:span></text:a><text:span text:style-name="T5"> </text:span><text:span text:style-name="T3">Appears that this could be either due to seaf-daemon being multi-threaded (which </text:span><text:a xlink:type="simple" xlink:href="http://sam.zoy.org/writings/programming/gprof.html"><text:span text:style-name="T8">http://sam.zoy.org/writings/programming/gprof.html</text:span></text:a><text:span text:style-name="T5"> </text:span><text:span text:style-name="T3">could help) and/or spending most of its time not in user space, and gprof can’t profile kernel time.</text:span></text:p>
      <text:p text:style-name="Text_20_body"/>
      <text:p text:style-name="P3"><text:span text:style-name="T2">21-07-15: </text:span><text:span text:style-name="T1">Tested seaf-daemon with gprof using a sync of 3000 files which should be long enough to register at least some time - ~70 seconds. Did not register any time despite time giving 15.67user. Make sure seafile (and ccnet?) exits with exit(0). Profile with daemon mode turned off in seaf-cli’s call of seaf-daemon. Print statement at the end of main in daemon/seaf-daemon.c, assert(0) right before call to fork() in seaf-daemon.c, </text:span></text:p>
      <text:p text:style-name="Text_20_body"/>
      <text:p text:style-name="P3"><text:span text:style-name="T2">03-08-15: </text:span><text:span text:style-name="T1">Finished sync-and-time-profile.sh. Note that it will give errors like “ccnet.errors.NetworkError: Can't connect to daemon” initially, this is because preventing the process from daemonizing means it has to be run in background manually by sending output to /dev/null, meaning we can’t wait for it to report completion. Test should still complete successfully.</text:span></text:p>
      <text:p text:style-name="Text_20_body"/>
      <text:p text:style-name="P5">Ran tests of a) syncing` nothing and observing delay to completion and b) performing a time-costly sync (1000x4000B). Both gave nonzero but small values for time taken, this indicates that time is either used waiting for the server or is used in kernel space (like the libc, libcrypto, libjansson we saw from OProfile)</text:p>
      <text:p text:style-name="Text_20_body"/>
      <text:p text:style-name="P5">Rewrote SF-server build scripts to fit new file structure and use -pg flags.</text:p>
      <text:p text:style-name="Text_20_body"/>
      <text:p text:style-name="P3"><text:span text:style-name="T2">06-08-15:</text:span><text:span text:style-name="T4"> </text:span><text:span text:style-name="T1">Rebuilt SF-server with -pg. Found it didn’t successfully replace the old server files, so moved ~/SeaFileServer/seafile-server-4.1.2 to ~/SeaFileServer/seafile-server-4.1.2-noflags and did the same with the tar in ~/SeaFileServer/installed.</text:span></text:p>
      <text:p text:style-name="Text_20_body"/>
      <text:p text:style-name="P3"><text:soft-page-break/><text:span text:style-name="T2">08-08-15: </text:span><text:span text:style-name="T1">Identified SF-server wasn’t properly being recompiled due to change in directory structure after reinstall. Rewrote SF-server-{build, build-install, recompile, recompile-install} to match the same directory structure (in duet/SeaFileServer).</text:span></text:p>
      <text:p text:style-name="Text_20_body"/>
      <text:p text:style-name="P3"><text:span text:style-name="T1">Checked that the files were now built with gprof enabled using </text:span><text:span text:style-name="T10">readelf -s seaf-server | egrep "\s(_+)?mcount\b" &amp;&amp; echo "Profiling is on for seaf-server" </text:span><text:span text:style-name="T1">found that they were not. Discovered issue was that the configure, make and make install commands were coming from ~/duet/SeaFileServer/seafile/scripts/build/build-server.py so modified that to add -pg flags. Successfully got mcount added to seaf-server, now gprof seafile/bin/seaf-server gmon.out gives “gprof: file `seafile/bin/seaf-server' has no symbols”. This is because build-server.py was stripping symbols, so added --nostrip to build-server.py command in all build scripts. This gave it a different filename (with .dbg before .tar.gz) so renamed it before use.</text:span></text:p>
      <text:p text:style-name="Text_20_body"/>
      <text:p text:style-name="P3"><text:span text:style-name="T2">10-08-15: </text:span><text:span text:style-name="T1">on SeaFile Server, daemon(1,0) is used to fork daemon process. It is found in the following relevant files:</text:span></text:p>
      <text:p text:style-name="P5">seafile/controller/seafile-controller.c</text:p>
      <text:p text:style-name="P5">seafile/daemon/seaf-daemon.c</text:p>
      <text:p text:style-name="P5">seafile/server/seaf-server.c</text:p>
      <text:p text:style-name="P5">ccnet/net/server/ccnet-server.c</text:p>
      <text:p text:style-name="P5">ccnet/net/daemon/ccnet-daemon.c</text:p>
      <text:p text:style-name="Text_20_body"/>
      <text:p text:style-name="P3"><text:span text:style-name="T1">I modified the seafile.sh script to not start seafile or ccnet in daemon mode. Did this by using -f flag with </text:span><text:span text:style-name="T6">seafile-controller</text:span><text:span text:style-name="T4"> </text:span><text:span text:style-name="T1">and piping output to /dev/null in start_seafile_server () in seafile.sh. Note that the code that checks whether seafile is running (both immediately after starting and in stop_seafile_server() and check_component_running()) needs to have the -f flag added to the process name being grepped for. Also had to modify line that pgreps for seafile-controller in seaf-fuse.sh, seaf-gc.sh, seahub.sh.</text:span></text:p>
      <text:p text:style-name="Text_20_body"/>
      <text:p text:style-name="P5">Modified seafile-controller.c so that in start_seaf_server the -f flag is added to char *argv[] and in the start_ccnet_server the -d flag is removed from char *argv[]. </text:p>
      <text:p text:style-name="Text_20_body"/>
      <text:p text:style-name="P5">In all files the daemon process is also preceded by assert(0) to ensure it’s not running in daemon mode.</text:p>
      <text:p text:style-name="Text_20_body"/>
      <text:p text:style-name="P3"><text:span text:style-name="T2">11-08-15: </text:span><text:span text:style-name="T1">Added the following for the child process(es) created by spawn_process() in seafile-controller.c:</text:span></text:p>
      <text:p text:style-name="P14"><text:span text:style-name="T1">extern void _start (void), etext (void);<text:line-break/>monstartup ((u_long) &amp;_start, (u_long) &amp;etext);</text:span></text:p>
      <text:p text:style-name="P5">Ran SF-server-recompile-install.sh to rebuild with this new code.</text:p>
      <text:p text:style-name="Text_20_body"/>
      <text:p text:style-name="P5"><text:soft-page-break/>Set the gmon.out prefix using</text:p>
      <text:p text:style-name="P5">export GMON_OUT_PREFIX=”mygmon”</text:p>
      <text:p text:style-name="P5">so that output files are in the form “gmon.&lt;pid&gt;”. FInd a way to do this for all users (so it includes root when sudo is used)</text:p>
      <text:p text:style-name="Text_20_body"/>
      <text:p text:style-name="P6">12-08-15:</text:p>
      <text:p text:style-name="P5">set the gmon.out filename using </text:p>
      <text:p text:style-name="P18">export GMON_OUT_PREFIX=”mygmon”</text:p>
      <text:p text:style-name="P18">sudo visudo</text:p>
      <text:p text:style-name="P18"># add the following line</text:p>
      <text:p text:style-name="P18">Defaults        env_keep += "GMON_OUT_PREFIX"</text:p>
      <text:p text:style-name="P5">which was successful in generating mygmon.&lt;pid&gt; files.</text:p>
      <text:p text:style-name="P5">Encountered error where one of the assert(0) lines was going off so temporarily also set daemon_mode=0 before if(daemon_mode) so that it will not run in daemon mode, then ran SF-recompile-install.sh. Will replace this hack later.</text:p>
      <text:p text:style-name="Text_20_body"/>
      <text:p text:style-name="P3"><text:span text:style-name="T1">seafile-controller and seaf-server don’t appear to have produced gmon files, did </text:span><text:span text:style-name="T6">find / -name “mygmon.27343”</text:span><text:span text:style-name="T4"> </text:span><text:span text:style-name="T1">and </text:span><text:span text:style-name="T6">find / -name “mygmon.27346” </text:span><text:span text:style-name="T1">and confirmed they weren’t produced.</text:span></text:p>
      <text:p text:style-name="P5">Could be because of not being in daemon mode and not closing properly since the script assumes they are in daemon mode, maybe I need to modify seafile.sh?</text:p>
      <text:p text:style-name="P1"><text:line-break/><text:line-break/><text:line-break/><text:line-break/><text:line-break/></text:p>
      <text:p text:style-name="P4"><text:span text:style-name="T3">In seafile-controller.c’s function spawn_process(), </text:span><text:span text:style-name="T2">USE GMON_OUT_PREFIX </text:span><text:a xlink:type="simple" xlink:href="https://gcc.gnu.org/ml/gcc-bugs/2001-09/msg00156.html"><text:span text:style-name="T9">https://gcc.gnu.org/ml/gcc-bugs/2001-09/msg00156.html</text:span></text:a></text:p>
      <text:p text:style-name="P4"><text:a xlink:type="simple" xlink:href="http://lists.gnu.org/archive/html/bug-gnu-utils/2002-04/msg00303.html"><text:span text:style-name="T9">http://lists.gnu.org/archive/html/bug-gnu-utils/2002-04/msg00303.html</text:span></text:a><text:span text:style-name="T5"> </text:span></text:p>
      <text:p text:style-name="Text_20_body"/>
      <text:p text:style-name="P5">and both processes have their output/input ignored using {command to start application} &gt; /dev/null 2&gt;&amp;1&amp; in spawn_process().</text:p>
      <text:p text:style-name="P1"><text:line-break/><text:line-break/><text:line-break/></text:p>
      <text:p text:style-name="P5">Should I compile the standard libraries heavily used by gcc with -pg so we can profile them also? If so, they are:</text:p>
      <text:p text:style-name="P9"><text:soft-page-break/>samples  %        image name               symbol name</text:p>
      <text:p text:style-name="P9">1608     32.3411  libc-2.15.so             /lib/x86_64-linux-gnu/libc-2.15.so</text:p>
      <text:p text:style-name="P9">678      13.6364  libjansson.so.4.2.1      /usr/lib/libjansson.so.4.2.1</text:p>
      <text:p text:style-name="P9">658      13.2341  libz.so.1.2.3.4          /lib/x86_64-linux-gnu/libz.so.1.2.3.4</text:p>
      <text:p text:style-name="P9">607      12.2084  libcrypto.so.1.0.0       /lib/x86_64-linux-gnu/libcrypto.so.1.0.0</text:p>
      <text:p text:style-name="P9">435       8.7490  libglib-2.0.so.0.3200.4  /lib/x86_64-linux-gnu/libglib-2.0.so.0.3200.4</text:p>
      <text:p text:style-name="P9">155       3.1175  libgobject-2.0.so.0.3200.4 /usr/lib/x86_64-linux-gnu/libgobject-2.0.so.0.3200.4</text:p>
      <text:p text:style-name="P1"><text:line-break/></text:p>
      <text:p text:style-name="P5">Summary of recent work for meeting on 12th (13th NZT)</text:p>
      <text:list xml:id="list8712950284420856705" text:style-name="L1">
        <text:list-item>
          <text:p text:style-name="P11">Successfully profiled SF-client (c158)</text:p>
          <text:list>
            <text:list-item>
              <text:p text:style-name="P11">Gprof gave small but nonzero times</text:p>
            </text:list-item>
            <text:list-item>
              <text:p text:style-name="P11">Time gave ~15s user for ~70s total</text:p>
            </text:list-item>
            <text:list-item>
              <text:p text:style-name="P11">Possibly not counting time in libraries?</text:p>
            </text:list-item>
            <text:list-item>
              <text:p text:style-name="P11">Probably most of the 55s is waiting on the server.</text:p>
            </text:list-item>
          </text:list>
        </text:list-item>
        <text:list-item>
          <text:p text:style-name="P11">Worked on profiling SF-server (c157)</text:p>
          <text:list>
            <text:list-item>
              <text:p text:style-name="P11">Gprof first gave zero times</text:p>
            </text:list-item>
            <text:list-item>
              <text:p text:style-name="P11">Modified to generate separate files for each process, but so far it only generates one with ccnet-server’s PID and zero times for other processes.</text:p>
            </text:list-item>
          </text:list>
        </text:list-item>
      </text:list>
      <text:p text:style-name="Text_20_body"/>
      <text:p text:style-name="P5">GMON_OUT_PREFIX wasn’t recognized over ssh from c158 to c157, now set it within restart-seafile-server.sh as well.</text:p>
      <text:p text:style-name="Text_20_body"/>
      <text:p text:style-name="P6">16-08-15:</text:p>
      <text:p text:style-name="Text_20_body"/>
      <text:p text:style-name="P5">Find out how processes that are supposed to be daemonized, but aren’t, are terminated. This could be causing the lack of mygmon.&lt;pid&gt; outputs for all processes. execvp() could also be the problem (although I haven’t found this from searching online)</text:p>
      <text:p text:style-name="Text_20_body"/>
      <text:p text:style-name="P5">/* This would also stop seaf-server &amp; other components */</text:p>
      <text:p text:style-name="P5">static void</text:p>
      <text:p text:style-name="P5">stop_ccnet_server ()</text:p>
      <text:p text:style-name="P5">{</text:p>
      <text:p text:style-name="P10">   <text:span text:style-name="T11">seaf_message ("shutting down ccnet-server ...\n");</text:span></text:p>
      <text:p text:style-name="P10">   <text:span text:style-name="T11">GError *error = NULL;</text:span></text:p>
      <text:p text:style-name="P10">   <text:span text:style-name="T11">ccnet_client_send_cmd (ctl-&gt;sync_client, "shutdown", &amp;error);</text:span></text:p>
      <text:p text:style-name="Text_20_body"/>
      <text:p text:style-name="P10">   <text:span text:style-name="T11">try_kill_process(PID_CCNET);</text:span></text:p>
      <text:p text:style-name="P10">   <text:span text:style-name="T11">try_kill_process(PID_SERVER);</text:span></text:p>
      <text:p text:style-name="P10"><text:soft-page-break/>   <text:span text:style-name="T11">try_kill_process(PID_SEAFDAV);</text:span></text:p>
      <text:p text:style-name="P5">}</text:p>
      <text:p text:style-name="Text_20_body"/>
      <text:p text:style-name="P5">ccnet_client_send_cmd() is found in duet/SeaFileServer/ccnet/lib/ccnet-client.c which then runs </text:p>
      <text:p text:style-name="Text_20_body"/>
      <text:p text:style-name="P5">ccnet_client_send_update (client, req_id,</text:p>
      <text:p text:style-name="P10">                             <text:span text:style-name="T11">"200", NULL, cmd, strlen(cmd) + 1);</text:span></text:p>
      <text:p text:style-name="Text_20_body"/>
      <text:p text:style-name="P5">which is found in the same file. this then runs</text:p>
      <text:p text:style-name="Text_20_body"/>
      <text:p text:style-name="P5">ccnet_packet_add (client-&gt;io, content, clen);</text:p>
      <text:p text:style-name="Text_20_body"/>
      <text:p text:style-name="P6">18-08-15:</text:p>
      <text:p text:style-name="P5">Added all seafile code to gamvrosi/duet/seafile GitHub.</text:p>
      <text:p text:style-name="Text_20_body"/>
      <text:p text:style-name="P6">19-08-15:</text:p>
      <text:p text:style-name="P5">Successfully generated doxygen output, including call and caller graphs.</text:p>
      <text:p text:style-name="Text_20_body"/>
      <text:p text:style-name="P6">20-08-15:</text:p>
      <text:p text:style-name="P4"><text:span text:style-name="T3">Modifying seaf-server and seafile-controller so that they catch SIGTERM and exit properly so that gprof catches results. Method derived from </text:span><text:a xlink:type="simple" xlink:href="https://airtower.wordpress.com/2010/06/16/catch-sigterm-exit-gracefully/"><text:span text:style-name="T8">https://airtower.wordpress.com/2010/06/16/catch-sigterm-exit-gracefully/</text:span></text:a><text:span text:style-name="T5"> </text:span><text:span text:style-name="T3">and </text:span><text:a xlink:type="simple" xlink:href="http://stackoverflow.com/questions/10205543/saving-gmon-out-before-killing-a-process"><text:span text:style-name="T8">http://stackoverflow.com/questions/10205543/saving-gmon-out-before-killing-a-process</text:span></text:a><text:span text:style-name="T5"> </text:span></text:p>
      <text:p text:style-name="Text_20_body"/>
      <text:p text:style-name="P5">Files modified: seafile-controller.c, seaf-server.c</text:p>
      <text:p text:style-name="P5">Added</text:p>
      <text:p text:style-name="P15">struct sigaction action;</text:p>
      <text:p text:style-name="P15">memset(&amp;action, 0, sizeof(struct sigaction));</text:p>
      <text:p text:style-name="P15">action.sa_handler = term;</text:p>
      <text:p text:style-name="P15">sigaction(SIGTERM, &amp;action, NULL);</text:p>
      <text:p text:style-name="P5">at start of first called function ( and  respectively), added</text:p>
      <text:p text:style-name="P15">void term(int signum)</text:p>
      <text:p text:style-name="P16">{</text:p>
      <text:p text:style-name="P17">   <text:span text:style-name="T12">fprintf(stderr, "Exiting on SIGTERM\n");</text:span></text:p>
      <text:p text:style-name="P17">   <text:span text:style-name="T12">void (*_mcleanup)(void);</text:span></text:p>
      <text:p text:style-name="P17">   <text:span text:style-name="T12">_mcleanup = (void (*)(void))dlsym(RTLD_DEFAULT, "_mcleanup");</text:span></text:p>
      <text:p text:style-name="P17">   <text:span text:style-name="T12">if (_mcleanup == NULL)</text:span></text:p>
      <text:p text:style-name="P19">fprintf(stderr, "Unable to find gprof exit hook\n");</text:p>
      <text:p text:style-name="P17"><text:soft-page-break/>   <text:span text:style-name="T12">else _mcleanup();</text:span></text:p>
      <text:p text:style-name="P17">   <text:span text:style-name="T12">_exit(0);</text:span></text:p>
      <text:p text:style-name="P16">}</text:p>
      <text:p text:style-name="P5">at the start of each file. Ran SF-server-recompile-install.sh.</text:p>
      <text:p text:style-name="P5">Used </text:p>
      <text:p text:style-name="P1"><text:line-break/></text:p>
      <text:p text:style-name="P5">Notes for meeting (20th EST, 21st NZDT):</text:p>
      <text:list xml:id="list7531268665133586525" text:style-name="L2">
        <text:list-item>
          <text:p text:style-name="P12">What does the following mean for doxygen?</text:p>
          <text:list>
            <text:list-item>
              <text:p text:style-name="P12">symbol cache used 11002/65536 hits=1928389 misses=11002</text:p>
            </text:list-item>
            <text:list-item>
              <text:p text:style-name="P12">lookup cache used 9838/65536 hits=141008 misses=10317</text:p>
            </text:list-item>
          </text:list>
        </text:list-item>
        <text:list-item>
          <text:p text:style-name="P2"/>
        </text:list-item>
      </text:list>
      <text:p text:style-name="Text_20_body"/>
      <text:p text:style-name="P7">NOTE: There are mygmon.&lt;pid&gt; files in the duet/SeaFileServer/* folders</text:p>
      <text:p text:style-name="Text_20_body"/>
      <text:p text:style-name="P6">Replace this hack:</text:p>
      <text:list xml:id="list4209231692179577855" text:style-name="L3">
        <text:list-item>
          <text:p text:style-name="P13">Encountered error where one of the assert(0) lines was going off so temporarily also set daemon_mode=0 before if(daemon_mode) so that it will not run in daemon mode, then ran SF-recompile-install.sh. Will replace this hack later. Did this in the following files:</text:p>
          <text:list>
            <text:list-item>
              <text:p text:style-name="P13">seafile/controller/seafile-controller.c</text:p>
            </text:list-item>
            <text:list-item>
              <text:p text:style-name="P13">seafile/daemon/seaf-daemon.c</text:p>
            </text:list-item>
            <text:list-item>
              <text:p text:style-name="P13">seafile/server/seaf-server.c</text:p>
            </text:list-item>
            <text:list-item>
              <text:p text:style-name="P13">ccnet/net/server/ccnet-server.c</text:p>
            </text:list-item>
            <text:list-item>
              <text:p text:style-name="P13">ccnet/net/daemon/ccnet-daemon.c</text:p>
            </text:list-item>
          </text:list>
        </text:list-item>
      </text:list>
      <text:p text:style-name="Text_20_body"/>
      <text:p text:style-name="P8">FIND HOW TO SAVE ENVIRONMENT VARIABLE:</text:p>
      <text:p text:style-name="P18">export GMON_OUT_PREFIX=”mygmon”</text:p>
      <text:p text:style-name="P18">sudo visudo</text:p>
      <text:p text:style-name="P18"># add the following line</text:p>
      <text:p text:style-name="P18">Defaults        env_keep += "GMON_OUT_PREFIX"</text:p>
      <text:p text:style-name="P1"><text:line-break/></text:p>
      <text:p text:style-name="P6"><text:soft-page-break/>21-08-15:</text:p>
      <text:p text:style-name="P5">Got doxygen output with call graphs. Worked on getting gprof to work.</text:p>
      <text:p text:style-name="P6">24-08-15, 25-08-15, 26-08-15, 27-08-15:</text:p>
      <text:p text:style-name="P5">Worked through seafile client code, wrote out program flow on paper.</text:p>
      <text:p text:style-name="P6">28-08-15:</text:p>
      <text:p text:style-name="P5">Generated log files on c158, looked at process. Generated log file by changing g_parse_debug_string() in seafile/common/log.c and ccnet/net/common/log.c to use “all” rather than the debug string.</text:p>
      <text:p text:style-name="P6">31-08-15:</text:p>
      <text:p text:style-name="P5">Generated log files on c157.</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nsolas" svg:font-family="Consola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6:01.967810160</meta:creation-date>
    <dc:date>2015-09-06T17:47:11.511336360</dc:date>
    <meta:editing-duration>P0D</meta:editing-duration>
    <meta:editing-cycles>1</meta:editing-cycles>
    <meta:document-statistic meta:table-count="0" meta:image-count="0" meta:object-count="0" meta:page-count="9" meta:paragraph-count="152" meta:word-count="1988" meta:character-count="14703" meta:non-whitespace-character-count="12688"/>
    <meta:generator>LibreOffice/4.2.8.2$Linux_X86_64 LibreOffice_project/420m0$Build-2</meta:generator>
  </office:meta>
</office:document-meta>
</file>